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935c" officeooo:paragraph-rsid="001f93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 PROJ OUTPUT</text:p>
      <text:p text:style-name="P1"/>
      <text:p text:style-name="P1"/>
      <text:p text:style-name="P1"/>
      <text:p text:style-name="P1">(base) pooja@pooja-PC:~/Desktop/dsproj$ gcc cruise.c -o cruise</text:p>
      <text:p text:style-name="P1">(base) pooja@pooja-PC:~/Desktop/dsproj$ ./cruise</text:p>
      <text:p text:style-name="P1"/>
      <text:p text:style-name="P1"><text:tab/><text:tab/><text:tab/>Menu</text:p>
      <text:p text:style-name="P1"><text:tab/><text:tab/>1.Book</text:p>
      <text:p text:style-name="P1"><text:tab/><text:tab/>2.Booking Status</text:p>
      <text:p text:style-name="P1"><text:tab/><text:tab/>3.Cancel Booking/Check-Out</text:p>
      <text:p text:style-name="P1"><text:tab/><text:tab/>4.Routes available</text:p>
      <text:p text:style-name="P1"><text:tab/><text:tab/>5.Room Availability</text:p>
      <text:p text:style-name="P1"><text:tab/><text:tab/>0.Exit</text:p>
      <text:p text:style-name="P1"><text:tab/><text:tab/>Enter Choice : 1</text:p>
      <text:p text:style-name="P1"/>
      <text:p text:style-name="P1">Available rooms</text:p>
      <text:p text:style-name="P1">0 <text:s/>1 <text:s/>2 <text:s/>3 <text:s/>4 <text:s/>5 <text:s/>6 <text:s/>7 <text:s/>8 <text:s/>9 <text:s/></text:p>
      <text:p text:style-name="P1">Kindly select no of Rooms</text:p>
      <text:p text:style-name="P1">1</text:p>
      <text:p text:style-name="P1"/>
      <text:p text:style-name="P1">Kindly select your room</text:p>
      <text:p text:style-name="P1">Room-1:3</text:p>
      <text:p text:style-name="P1"/>
      <text:p text:style-name="P1">Enter details of passengers</text:p>
      <text:p text:style-name="P1"/>
      <text:p text:style-name="P1"/>
      <text:p text:style-name="P1">Passenger-1 Details:</text:p>
      <text:p text:style-name="P1">Enter name:Pooja</text:p>
      <text:p text:style-name="P1">Enter gender(M/F/T):F</text:p>
      <text:p text:style-name="P1">Enter age:18</text:p>
      <text:p text:style-name="P1">Enter proof of identity:pan</text:p>
      <text:p text:style-name="P1">Enter class(First/Second/Third):First</text:p>
      <text:p text:style-name="P1">Enter the boarding Port:Chennai</text:p>
      <text:p text:style-name="P1">Enter the destination:Andhaman</text:p>
      <text:p text:style-name="P1"/>
      <text:p text:style-name="P1">Cruise Fare Summary</text:p>
      <text:p text:style-name="P1"/>
      <text:p text:style-name="P1"/>
      <text:p text:style-name="P1">Per Family:</text:p>
      <text:p text:style-name="P1">Cruise Fare<text:tab/><text:tab/>50000</text:p>
      <text:p text:style-name="P1">Taxes <text:s text:c="2"/><text:tab/><text:tab/>10000</text:p>
      <text:p text:style-name="P1">Total <text:s text:c="2"/><text:tab/><text:tab/>60000</text:p>
      <text:p text:style-name="P1"/>
      <text:p text:style-name="P1"/>
      <text:p text:style-name="P1">Total Cruise Fare<text:tab/><text:tab/>60000.00</text:p>
      <text:p text:style-name="P1"/>
      <text:p text:style-name="P1">PAYMENT GATEWAY</text:p>
      <text:p text:style-name="P1"/>
      <text:p text:style-name="P1">Enter 1-Debit card/2-Credit card/3-Netbanking/4-UPI</text:p>
      <text:p text:style-name="P1">2</text:p>
      <text:p text:style-name="P1"/>
      <text:p text:style-name="P1"><text:soft-page-break/></text:p>
      <text:p text:style-name="P1">Enter card number:4567345</text:p>
      <text:p text:style-name="P1"/>
      <text:p text:style-name="P1">Enter cvv number:351</text:p>
      <text:p text:style-name="P1"/>
      <text:p text:style-name="P1">Redirecting to payment portal</text:p>
      <text:p text:style-name="P1"/>
      <text:p text:style-name="P1">Enter OTP:43753</text:p>
      <text:p text:style-name="P1"/>
      <text:p text:style-name="P1">Payment Processing</text:p>
      <text:p text:style-name="P1"/>
      <text:p text:style-name="P1">Payment Successful</text:p>
      <text:p text:style-name="P1"/>
      <text:p text:style-name="P1">Tickets have been booked successfully</text:p>
      <text:p text:style-name="P1"/>
      <text:p text:style-name="P1">Thankyou for choosing us</text:p>
      <text:p text:style-name="P1">Wish You A Safe And Happy Journey</text:p>
      <text:p text:style-name="P1"/>
      <text:p text:style-name="P1"><text:tab/><text:tab/><text:tab/>Menu</text:p>
      <text:p text:style-name="P1"><text:tab/><text:tab/>1.Book</text:p>
      <text:p text:style-name="P1"><text:tab/><text:tab/>2.Booking Status</text:p>
      <text:p text:style-name="P1"><text:tab/><text:tab/>3.Cancel Booking/Check-Out</text:p>
      <text:p text:style-name="P1"><text:tab/><text:tab/>4.Routes available</text:p>
      <text:p text:style-name="P1"><text:tab/><text:tab/>5.Room Availability</text:p>
      <text:p text:style-name="P1"><text:tab/><text:tab/>0.Exit</text:p>
      <text:p text:style-name="P1"><text:tab/><text:tab/>Enter Choice : 1</text:p>
      <text:p text:style-name="P1"/>
      <text:p text:style-name="P1">Available rooms</text:p>
      <text:p text:style-name="P1">0 <text:s/>1 <text:s/>2 <text:s/>4 <text:s/>5 <text:s/>6 <text:s/>7 <text:s/>8 <text:s/>9 <text:s/>9 <text:s/></text:p>
      <text:p text:style-name="P1">Kindly select no of Rooms</text:p>
      <text:p text:style-name="P1">2</text:p>
      <text:p text:style-name="P1"/>
      <text:p text:style-name="P1">Kindly select your room</text:p>
      <text:p text:style-name="P1">Room-1:2</text:p>
      <text:p text:style-name="P1">Room-2:0</text:p>
      <text:p text:style-name="P1"/>
      <text:p text:style-name="P1">Enter details of passengers</text:p>
      <text:p text:style-name="P1"/>
      <text:p text:style-name="P1"/>
      <text:p text:style-name="P1">Passenger-1 Details:</text:p>
      <text:p text:style-name="P1">Enter name:Prathyush</text:p>
      <text:p text:style-name="P1">Enter gender(M/F/T):M</text:p>
      <text:p text:style-name="P1">Enter age:20</text:p>
      <text:p text:style-name="P1">Enter proof of identity:aadhar</text:p>
      <text:p text:style-name="P1">Enter class(First/Second/Third):First</text:p>
      <text:p text:style-name="P1">Enter the boarding Port:Mumbai</text:p>
      <text:p text:style-name="P1">Enter the destination:Lakshwadeep</text:p>
      <text:p text:style-name="P1"/>
      <text:p text:style-name="P1">Passenger-2 Details:</text:p>
      <text:p text:style-name="P1">Enter name:Praveen</text:p>
      <text:p text:style-name="P1">Enter gender(M/F/T):M</text:p>
      <text:p text:style-name="P1">Enter age:19</text:p>
      <text:p text:style-name="P1"><text:soft-page-break/>Enter proof of identity:pan</text:p>
      <text:p text:style-name="P1">Enter class(First/Second/Third):First</text:p>
      <text:p text:style-name="P1">Enter the boarding Port:Chennai</text:p>
      <text:p text:style-name="P1">Enter the destination:Mumbai</text:p>
      <text:p text:style-name="P1"/>
      <text:p text:style-name="P1">Cruise Fare Summary</text:p>
      <text:p text:style-name="P1"/>
      <text:p text:style-name="P1"/>
      <text:p text:style-name="P1">Per Family:</text:p>
      <text:p text:style-name="P1">Cruise Fare<text:tab/><text:tab/>50000</text:p>
      <text:p text:style-name="P1">Taxes <text:s text:c="2"/><text:tab/><text:tab/>10000</text:p>
      <text:p text:style-name="P1">Total <text:s text:c="2"/><text:tab/><text:tab/>60000</text:p>
      <text:p text:style-name="P1"/>
      <text:p text:style-name="P1"/>
      <text:p text:style-name="P1">Total Cruise Fare<text:tab/><text:tab/>120000.00</text:p>
      <text:p text:style-name="P1"/>
      <text:p text:style-name="P1">PAYMENT GATEWAY</text:p>
      <text:p text:style-name="P1"/>
      <text:p text:style-name="P1">Enter 1-Debit card/2-Credit card/3-Netbanking/4-UPI</text:p>
      <text:p text:style-name="P1">3</text:p>
      <text:p text:style-name="P1"/>
      <text:p text:style-name="P1"/>
      <text:p text:style-name="P1">Enter username:p3_2510</text:p>
      <text:p text:style-name="P1"/>
      <text:p text:style-name="P1">Enter password:3728</text:p>
      <text:p text:style-name="P1"/>
      <text:p text:style-name="P1">Redirecting to payment portal</text:p>
      <text:p text:style-name="P1"/>
      <text:p text:style-name="P1">Enter OTP:84729</text:p>
      <text:p text:style-name="P1"/>
      <text:p text:style-name="P1">Payment Processing</text:p>
      <text:p text:style-name="P1"/>
      <text:p text:style-name="P1">Payment Successful</text:p>
      <text:p text:style-name="P1"/>
      <text:p text:style-name="P1">Tickets have been booked successfully</text:p>
      <text:p text:style-name="P1"/>
      <text:p text:style-name="P1">Thankyou for choosing us</text:p>
      <text:p text:style-name="P1">Wish You A Safe And Happy Journey</text:p>
      <text:p text:style-name="P1"/>
      <text:p text:style-name="P1"/>
      <text:p text:style-name="P1">IN THE TEXT FILE :-</text:p>
      <text:p text:style-name="P1">0Praveen</text:p>
      <text:p text:style-name="P1">1</text:p>
      <text:p text:style-name="P1">2Praveen</text:p>
      <text:p text:style-name="P1">3Pooja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/>
      <text:p text:style-name="P1"><text:soft-page-break/><text:tab/><text:tab/><text:tab/>Menu</text:p>
      <text:p text:style-name="P1"><text:tab/><text:tab/>1.Book</text:p>
      <text:p text:style-name="P1"><text:tab/><text:tab/>2.Booking Status</text:p>
      <text:p text:style-name="P1"><text:tab/><text:tab/>3.Cancel Booking/Check-Out</text:p>
      <text:p text:style-name="P1"><text:tab/><text:tab/>4.Routes available</text:p>
      <text:p text:style-name="P1"><text:tab/><text:tab/>5.Room Availability</text:p>
      <text:p text:style-name="P1"><text:tab/><text:tab/>0.Exit</text:p>
      <text:p text:style-name="P1"><text:tab/><text:tab/>Enter Choice : 2</text:p>
      <text:p text:style-name="P1">Enter the name to know status:Pooja</text:p>
      <text:p text:style-name="P1"><text:tab/>Details Name is in position 1</text:p>
      <text:p text:style-name="P1">Name:Pooja</text:p>
      <text:p text:style-name="P1">Gender:F</text:p>
      <text:p text:style-name="P1">Age:18</text:p>
      <text:p text:style-name="P1">Proof:pan</text:p>
      <text:p text:style-name="P1">Class:First</text:p>
      <text:p text:style-name="P1">Status:Your tickets are confirmed.</text:p>
      <text:p text:style-name="P1"/>
      <text:p text:style-name="P1"><text:tab/><text:tab/><text:tab/>Menu</text:p>
      <text:p text:style-name="P1"><text:tab/><text:tab/>1.Book</text:p>
      <text:p text:style-name="P1"><text:tab/><text:tab/>2.Booking Status</text:p>
      <text:p text:style-name="P1"><text:tab/><text:tab/>3.Cancel Booking/Check-Out</text:p>
      <text:p text:style-name="P1"><text:tab/><text:tab/>4.Routes available</text:p>
      <text:p text:style-name="P1"><text:tab/><text:tab/>5.Room Availability</text:p>
      <text:p text:style-name="P1"><text:tab/><text:tab/>0.Exit</text:p>
      <text:p text:style-name="P1"><text:tab/><text:tab/>Enter Choice : 5</text:p>
      <text:p text:style-name="P1">Reservation of rooms.</text:p>
      <text:p text:style-name="P1"/>
      <text:p text:style-name="P1">Name : Praveen Room : 0</text:p>
      <text:p text:style-name="P1">Name : Praveen Room : 2</text:p>
      <text:p text:style-name="P1">Name : Pooja Room : 3</text:p>
      <text:p text:style-name="P1"><text:tab/><text:tab/><text:tab/>Menu</text:p>
      <text:p text:style-name="P1"><text:tab/><text:tab/>1.Book</text:p>
      <text:p text:style-name="P1"><text:tab/><text:tab/>2.Booking Status</text:p>
      <text:p text:style-name="P1"><text:tab/><text:tab/>3.Cancel Booking/Check-Out</text:p>
      <text:p text:style-name="P1"><text:tab/><text:tab/>4.Routes available</text:p>
      <text:p text:style-name="P1"><text:tab/><text:tab/>5.Room Availability</text:p>
      <text:p text:style-name="P1"><text:tab/><text:tab/>0.Exit</text:p>
      <text:p text:style-name="P1"><text:tab/><text:tab/>Enter Choice : 4</text:p>
      <text:p text:style-name="P1"/>
      <text:p text:style-name="P1"/>
      <text:p text:style-name="P1"><text:tab/><text:tab/>1.Cruise Set Path</text:p>
      <text:p text:style-name="P1"><text:tab/><text:tab/>2.Possiible Routes from selected Port</text:p>
      <text:p text:style-name="P1"><text:tab/><text:tab/>0.Exit</text:p>
      <text:p text:style-name="P1"><text:tab/><text:tab/>Enter Choice : 1</text:p>
      <text:p text:style-name="P1">Stations : </text:p>
      <text:p text:style-name="P1">0 ) Chennai</text:p>
      <text:p text:style-name="P1">1 ) Mumbai</text:p>
      <text:p text:style-name="P1">2 ) Andhaman</text:p>
      <text:p text:style-name="P1">3 ) Lakshwadeep</text:p>
      <text:p text:style-name="P1">4 ) Sri Lanka</text:p>
      <text:p text:style-name="P1"/>
      <text:p text:style-name="P1">Enter Boarding Station : 4</text:p>
      <text:p text:style-name="P1"><text:soft-page-break/>DFS : </text:p>
      <text:p text:style-name="P1">--&gt;Sri Lanka ----&gt;Chennai ----&gt;Mumbai ----&gt;Andhaman ----&gt;Lakshwadeep --</text:p>
      <text:p text:style-name="P1"/>
      <text:p text:style-name="P1"/>
      <text:p text:style-name="P1"><text:tab/><text:tab/>1.Cruise Set Path</text:p>
      <text:p text:style-name="P1"><text:tab/><text:tab/>2.Possiible Routes from selected Port</text:p>
      <text:p text:style-name="P1"><text:tab/><text:tab/>0.Exit</text:p>
      <text:p text:style-name="P1"><text:tab/><text:tab/>Enter Choice : 2</text:p>
      <text:p text:style-name="P1"/>
      <text:p text:style-name="P1">All available Boarding Port : Stations : </text:p>
      <text:p text:style-name="P1">0 ) Chennai</text:p>
      <text:p text:style-name="P1">1 ) Mumbai</text:p>
      <text:p text:style-name="P1">2 ) Andhaman</text:p>
      <text:p text:style-name="P1">3 ) Lakshwadeep</text:p>
      <text:p text:style-name="P1">4 ) Sri Lanka</text:p>
      <text:p text:style-name="P1"/>
      <text:p text:style-name="P1">Enter Boarding Port : 4</text:p>
      <text:p text:style-name="P1"/>
      <text:p text:style-name="P1"/>
      <text:p text:style-name="P1">Distance for Station Chennai = 1680</text:p>
      <text:p text:style-name="P1">Path =&gt; Chennai &lt;-Sri Lanka</text:p>
      <text:p text:style-name="P1"/>
      <text:p text:style-name="P1">Distance for Station Mumbai = 3370</text:p>
      <text:p text:style-name="P1">Path =&gt; Mumbai &lt;-Sri Lanka</text:p>
      <text:p text:style-name="P1"/>
      <text:p text:style-name="P1">Distance for Station Andhaman = 2940</text:p>
      <text:p text:style-name="P1">Path =&gt; Andhaman &lt;-Sri Lanka</text:p>
      <text:p text:style-name="P1"/>
      <text:p text:style-name="P1">Distance for Station Lakshwadeep = 910</text:p>
      <text:p text:style-name="P1">Path =&gt; Lakshwadeep &lt;-Sri Lanka</text:p>
      <text:p text:style-name="P1"/>
      <text:p text:style-name="P1"><text:tab/><text:tab/>1.Cruise Set Path</text:p>
      <text:p text:style-name="P1"><text:tab/><text:tab/>2.Possiible Routes from selected Port</text:p>
      <text:p text:style-name="P1"><text:tab/><text:tab/>0.Exit</text:p>
      <text:p text:style-name="P1"><text:tab/><text:tab/>Enter Choice : 0</text:p>
      <text:p text:style-name="P1"/>
      <text:p text:style-name="P1"><text:tab/><text:tab/><text:tab/>Menu</text:p>
      <text:p text:style-name="P1"><text:tab/><text:tab/>1.Book</text:p>
      <text:p text:style-name="P1"><text:tab/><text:tab/>2.Booking Status</text:p>
      <text:p text:style-name="P1"><text:tab/><text:tab/>3.Cancel Booking/Check-Out</text:p>
      <text:p text:style-name="P1"><text:tab/><text:tab/>4.Routes available</text:p>
      <text:p text:style-name="P1"><text:tab/><text:tab/>5.Room Availability</text:p>
      <text:p text:style-name="P1"><text:tab/><text:tab/>0.Exit</text:p>
      <text:p text:style-name="P1"><text:tab/><text:tab/>Enter Choice : 3</text:p>
      <text:p text:style-name="P1"/>
      <text:p text:style-name="P1">Enter the name of Person on ticket to cancelPooja</text:p>
      <text:p text:style-name="P1">3Pooja1</text:p>
      <text:p text:style-name="P1">Room booked by you</text:p>
      <text:p text:style-name="P1">3 </text:p>
      <text:p text:style-name="P1">kindly select no of rooms you want to cancel</text:p>
      <text:p text:style-name="P1">1</text:p>
      <text:p text:style-name="P1">room-1:3</text:p>
      <text:p text:style-name="P1"><text:soft-page-break/></text:p>
      <text:p text:style-name="P1">Cancelled ticket successfully.</text:p>
      <text:p text:style-name="P1">Refund process is initiated</text:p>
      <text:p text:style-name="P1">You will receive your refund within 7-working days</text:p>
      <text:p text:style-name="P1"/>
      <text:p text:style-name="P1"><text:tab/><text:tab/><text:tab/>Menu</text:p>
      <text:p text:style-name="P1"><text:tab/><text:tab/>1.Book</text:p>
      <text:p text:style-name="P1"><text:tab/><text:tab/>2.Booking Status</text:p>
      <text:p text:style-name="P1"><text:tab/><text:tab/>3.Cancel Booking/Check-Out</text:p>
      <text:p text:style-name="P1"><text:tab/><text:tab/>4.Routes available</text:p>
      <text:p text:style-name="P1"><text:tab/><text:tab/>5.Room Availability</text:p>
      <text:p text:style-name="P1"><text:tab/><text:tab/>0.Exit</text:p>
      <text:p text:style-name="P1"><text:tab/><text:tab/>Enter Choice : <text:s/>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8:21:52.414573120</meta:creation-date>
    <dc:date>2019-10-16T18:24:48.118959778</dc:date>
    <meta:editing-duration>PT2M56S</meta:editing-duration>
    <meta:editing-cycles>1</meta:editing-cycles>
    <meta:document-statistic meta:table-count="0" meta:image-count="0" meta:object-count="0" meta:page-count="6" meta:paragraph-count="203" meta:word-count="589" meta:character-count="3979" meta:non-whitespace-character-count="3407"/>
    <meta:generator>LibreOffice/6.0.7.3$Linux_X86_64 LibreOffice_project/00m0$Build-3</meta:generator>
  </office:meta>
</office:document-meta>
</file>